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color="#729fcf" draw:fill-gradient-name="Tango_20_Blue" draw:gradient-step-count="0" draw:textarea-horizontal-align="justify" draw:textarea-vertical-align="middle" draw:auto-grow-height="false" fo:min-height="4.75cm" fo:min-width="2.5cm"/>
    </style:style>
    <style:style style:name="gr2" style:family="graphic" style:parent-style-name="standard">
      <style:graphic-properties draw:stroke="none" svg:stroke-color="#3465a4" draw:fill="gradient" draw:fill-color="#ba131a" draw:fill-gradient-name="Tango_20_Red" draw:gradient-step-count="0" draw:textarea-horizontal-align="justify" draw:textarea-vertical-align="middle" draw:auto-grow-height="false" fo:min-height="6.75cm" fo:min-width="2.5cm"/>
    </style:style>
    <style:style style:name="gr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85cm" fo:min-width="2.1cm"/>
    </style:style>
    <style:style style:name="P1" style:family="paragraph">
      <loext:graphic-properties draw:fill="gradient" draw:fill-color="#729fcf" draw:fill-gradient-name="Tango_20_Blue" draw:gradient-step-count="0"/>
      <style:paragraph-properties fo:text-align="center"/>
    </style:style>
    <style:style style:name="P2" style:family="paragraph">
      <loext:graphic-properties draw:fill="gradient" draw:fill-color="#ba131a" draw:fill-gradient-name="Tango_20_Red" draw:gradient-step-count="0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f200" style:font-name="Liberation Mono" fo:font-size="96pt" fo:font-style="normal" fo:text-shadow="none" fo:font-weight="bold" fo:background-color="transparent" style:font-size-asian="96pt" style:font-style-asian="normal" style:font-weight-asian="bold" style:font-size-complex="96pt" style:font-style-complex="normal" style:font-weight-complex="bold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3cm" svg:height="5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7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2.1cm" svg:x="3.7cm" svg:y="4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23:14:35.287479778</meta:creation-date>
    <dc:date>2018-02-28T23:30:14.977812250</dc:date>
    <meta:editing-duration>PT15M42S</meta:editing-duration>
    <meta:editing-cycles>4</meta:editing-cycles>
    <meta:generator>LibreOffice/6.0.1.1$Linux_X86_64 LibreOffice_project/00m0$Build-1</meta:generator>
    <meta:document-statistic meta:object-count="3"/>
  </office:meta>
</office:document-meta>
</file>